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65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1.6929in"/>
    </style:style>
    <style:style style:name="co5" style:family="table-column">
      <style:table-column-properties fo:break-before="auto" style:column-width="1.681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583in"/>
    </style:style>
    <style:style style:name="co8" style:family="table-column">
      <style:table-column-properties fo:break-before="auto" style:column-width="1.0945in"/>
    </style:style>
    <style:style style:name="co9" style:family="table-column">
      <style:table-column-properties fo:break-before="auto" style:column-width="1.7929in"/>
    </style:style>
    <style:style style:name="co10" style:family="table-column">
      <style:table-column-properties fo:break-before="auto" style:column-width="1.5965in"/>
    </style:style>
    <style:style style:name="co11" style:family="table-column">
      <style:table-column-properties fo:break-before="auto" style:column-width="1.54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00" fo:border="0.0008in solid #000000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 style:data-style-name="N1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32bit O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>
            <text:p>Data Rate/second</text:p>
          </table:table-cell>
          <table:table-cell table:style-name="ce1" office:value-type="string">
            <text:p>Message size in KB</text:p>
          </table:table-cell>
          <table:table-cell table:style-name="ce1" office:value-type="string">
            <text:p>32bit OS max memory KB</text:p>
          </table:table-cell>
          <table:table-cell table:style-name="ce1" office:value-type="string">
            <text:p>Seconds to no memory</text:p>
          </table:table-cell>
          <table:table-cell table:style-name="ce1" office:value-type="string">
            <text:p>Minutes to no memory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3670016">
            <text:p>3670016</text:p>
          </table:table-cell>
          <table:table-cell table:formula="of:=[.C3]/([.B3]*[.A3])" office:value-type="float" office:value="3670.016">
            <text:p>3670</text:p>
          </table:table-cell>
          <table:table-cell table:formula="of:=[.D3]/60" office:value-type="float" office:value="61.1669333333333">
            <text:p>61.1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3670016">
            <text:p>3670016</text:p>
          </table:table-cell>
          <table:table-cell table:formula="of:=[.C4]/([.B4]*[.A4])" office:value-type="float" office:value="1835.008">
            <text:p>1835</text:p>
          </table:table-cell>
          <table:table-cell table:formula="of:=[.D4]/60" office:value-type="float" office:value="30.5834666666667">
            <text:p>30.58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3670016">
            <text:p>3670016</text:p>
          </table:table-cell>
          <table:table-cell table:formula="of:=[.C5]/([.B5]*[.A5])" office:value-type="float" office:value="1223.33866666667">
            <text:p>1223</text:p>
          </table:table-cell>
          <table:table-cell table:formula="of:=[.D5]/60" office:value-type="float" office:value="20.3889777777778">
            <text:p>20.39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3670016">
            <text:p>3670016</text:p>
          </table:table-cell>
          <table:table-cell table:formula="of:=[.C6]/([.B6]*[.A6])" office:value-type="float" office:value="917.504">
            <text:p>918</text:p>
          </table:table-cell>
          <table:table-cell table:formula="of:=[.D6]/60" office:value-type="float" office:value="15.2917333333333">
            <text:p>15.29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3670016">
            <text:p>3670016</text:p>
          </table:table-cell>
          <table:table-cell table:formula="of:=[.C7]/([.B7]*[.A7])" office:value-type="float" office:value="734.0032">
            <text:p>734</text:p>
          </table:table-cell>
          <table:table-cell table:formula="of:=[.D7]/60" office:value-type="float" office:value="12.2333866666667">
            <text:p>12.23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">
            <text:p>1</text:p>
          </table:table-cell>
          <table:table-cell office:value-type="float" office:value="3670016">
            <text:p>3670016</text:p>
          </table:table-cell>
          <table:table-cell table:formula="of:=[.C8]/([.B8]*[.A8])" office:value-type="float" office:value="611.669333333333">
            <text:p>612</text:p>
          </table:table-cell>
          <table:table-cell table:formula="of:=[.D8]/60" office:value-type="float" office:value="10.1944888888889">
            <text:p>10.19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">
            <text:p>1</text:p>
          </table:table-cell>
          <table:table-cell office:value-type="float" office:value="3670016">
            <text:p>3670016</text:p>
          </table:table-cell>
          <table:table-cell table:formula="of:=[.C9]/([.B9]*[.A9])" office:value-type="float" office:value="524.288">
            <text:p>524</text:p>
          </table:table-cell>
          <table:table-cell table:formula="of:=[.D9]/60" office:value-type="float" office:value="8.73813333333333">
            <text:p>8.74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office:value-type="float" office:value="3670016">
            <text:p>3670016</text:p>
          </table:table-cell>
          <table:table-cell table:formula="of:=[.C10]/([.B10]*[.A10])" office:value-type="float" office:value="458.752">
            <text:p>459</text:p>
          </table:table-cell>
          <table:table-cell table:formula="of:=[.D10]/60" office:value-type="float" office:value="7.64586666666667">
            <text:p>7.65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float" office:value="3670016">
            <text:p>3670016</text:p>
          </table:table-cell>
          <table:table-cell table:formula="of:=[.C11]/([.B11]*[.A11])" office:value-type="float" office:value="407.779555555556">
            <text:p>408</text:p>
          </table:table-cell>
          <table:table-cell table:formula="of:=[.D11]/60" office:value-type="float" office:value="6.79632592592593">
            <text:p>6.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3670016">
            <text:p>3670016</text:p>
          </table:table-cell>
          <table:table-cell table:formula="of:=[.C12]/([.B12]*[.A12])" office:value-type="float" office:value="367.0016">
            <text:p>367</text:p>
          </table:table-cell>
          <table:table-cell table:formula="of:=[.D12]/60" office:value-type="float" office:value="6.11669333333333">
            <text:p>6.12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>
            <text:p>Data Rate/second</text:p>
          </table:table-cell>
          <table:table-cell table:style-name="ce1" office:value-type="string">
            <text:p>Message size in KB</text:p>
          </table:table-cell>
          <table:table-cell table:style-name="ce1" office:value-type="string">
            <text:p>32bit OS max memory KB</text:p>
          </table:table-cell>
          <table:table-cell table:style-name="ce1" office:value-type="string">
            <text:p>Seconds to no memory</text:p>
          </table:table-cell>
          <table:table-cell table:style-name="ce1" office:value-type="string">
            <text:p>Minutes to no memory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3670016">
            <text:p>3670016</text:p>
          </table:table-cell>
          <table:table-cell table:formula="of:=[.C16]/([.B16]*[.A16])" office:value-type="float" office:value="1835.008">
            <text:p>1835</text:p>
          </table:table-cell>
          <table:table-cell table:formula="of:=[.D16]/60" office:value-type="float" office:value="30.5834666666667">
            <text:p>30.5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3670016">
            <text:p>3670016</text:p>
          </table:table-cell>
          <table:table-cell table:formula="of:=[.C17]/([.B17]*[.A17])" office:value-type="float" office:value="917.504">
            <text:p>918</text:p>
          </table:table-cell>
          <table:table-cell table:formula="of:=[.D17]/60" office:value-type="float" office:value="15.2917333333333">
            <text:p>15.29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office:value-type="float" office:value="3670016">
            <text:p>3670016</text:p>
          </table:table-cell>
          <table:table-cell table:formula="of:=[.C18]/([.B18]*[.A18])" office:value-type="float" office:value="611.669333333333">
            <text:p>612</text:p>
          </table:table-cell>
          <table:table-cell table:formula="of:=[.D18]/60" office:value-type="float" office:value="10.1944888888889">
            <text:p>10.19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office:value-type="float" office:value="3670016">
            <text:p>3670016</text:p>
          </table:table-cell>
          <table:table-cell table:formula="of:=[.C19]/([.B19]*[.A19])" office:value-type="float" office:value="458.752">
            <text:p>459</text:p>
          </table:table-cell>
          <table:table-cell table:formula="of:=[.D19]/60" office:value-type="float" office:value="7.64586666666667">
            <text:p>7.65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office:value-type="float" office:value="3670016">
            <text:p>3670016</text:p>
          </table:table-cell>
          <table:table-cell table:formula="of:=[.C20]/([.B20]*[.A20])" office:value-type="float" office:value="367.0016">
            <text:p>367</text:p>
          </table:table-cell>
          <table:table-cell table:formula="of:=[.D20]/60" office:value-type="float" office:value="6.11669333333333">
            <text:p>6.12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">
            <text:p>2</text:p>
          </table:table-cell>
          <table:table-cell office:value-type="float" office:value="3670016">
            <text:p>3670016</text:p>
          </table:table-cell>
          <table:table-cell table:formula="of:=[.C21]/([.B21]*[.A21])" office:value-type="float" office:value="305.834666666667">
            <text:p>306</text:p>
          </table:table-cell>
          <table:table-cell table:formula="of:=[.D21]/60" office:value-type="float" office:value="5.09724444444445">
            <text:p>5.1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">
            <text:p>2</text:p>
          </table:table-cell>
          <table:table-cell office:value-type="float" office:value="3670016">
            <text:p>3670016</text:p>
          </table:table-cell>
          <table:table-cell table:formula="of:=[.C22]/([.B22]*[.A22])" office:value-type="float" office:value="262.144">
            <text:p>262</text:p>
          </table:table-cell>
          <table:table-cell table:formula="of:=[.D22]/60" office:value-type="float" office:value="4.36906666666667">
            <text:p>4.37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">
            <text:p>2</text:p>
          </table:table-cell>
          <table:table-cell office:value-type="float" office:value="3670016">
            <text:p>3670016</text:p>
          </table:table-cell>
          <table:table-cell table:formula="of:=[.C23]/([.B23]*[.A23])" office:value-type="float" office:value="229.376">
            <text:p>229</text:p>
          </table:table-cell>
          <table:table-cell table:formula="of:=[.D23]/60" office:value-type="float" office:value="3.82293333333333">
            <text:p>3.82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">
            <text:p>2</text:p>
          </table:table-cell>
          <table:table-cell office:value-type="float" office:value="3670016">
            <text:p>3670016</text:p>
          </table:table-cell>
          <table:table-cell table:formula="of:=[.C24]/([.B24]*[.A24])" office:value-type="float" office:value="203.889777777778">
            <text:p>204</text:p>
          </table:table-cell>
          <table:table-cell table:formula="of:=[.D24]/60" office:value-type="float" office:value="3.39816296296296">
            <text:p>3.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office:value-type="float" office:value="3670016">
            <text:p>3670016</text:p>
          </table:table-cell>
          <table:table-cell table:formula="of:=[.C25]/([.B25]*[.A25])" office:value-type="float" office:value="183.5008">
            <text:p>184</text:p>
          </table:table-cell>
          <table:table-cell table:formula="of:=[.D25]/60" office:value-type="float" office:value="3.05834666666667">
            <text:p>3.06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>
            <text:p>Data Rate/second</text:p>
          </table:table-cell>
          <table:table-cell table:style-name="ce1" office:value-type="string">
            <text:p>Message size in KB</text:p>
          </table:table-cell>
          <table:table-cell table:style-name="ce1" office:value-type="string">
            <text:p>32bit OS max memory KB</text:p>
          </table:table-cell>
          <table:table-cell table:style-name="ce1" office:value-type="string">
            <text:p>Seconds to no memory</text:p>
          </table:table-cell>
          <table:table-cell table:style-name="ce1" office:value-type="string">
            <text:p>Minutes to no memory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float" office:value="3670016">
            <text:p>3670016</text:p>
          </table:table-cell>
          <table:table-cell table:formula="of:=[.C29]/([.B29]*[.A29])" office:value-type="float" office:value="1223.33866666667">
            <text:p>1223</text:p>
          </table:table-cell>
          <table:table-cell table:formula="of:=[.D29]/60" office:value-type="float" office:value="20.3889777777778">
            <text:p>20.39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670016">
            <text:p>3670016</text:p>
          </table:table-cell>
          <table:table-cell table:formula="of:=[.C30]/([.B30]*[.A30])" office:value-type="float" office:value="611.669333333333">
            <text:p>612</text:p>
          </table:table-cell>
          <table:table-cell table:formula="of:=[.D30]/60" office:value-type="float" office:value="10.1944888888889">
            <text:p>10.19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float" office:value="3670016">
            <text:p>3670016</text:p>
          </table:table-cell>
          <table:table-cell table:formula="of:=[.C31]/([.B31]*[.A31])" office:value-type="float" office:value="407.779555555556">
            <text:p>408</text:p>
          </table:table-cell>
          <table:table-cell table:formula="of:=[.D31]/60" office:value-type="float" office:value="6.79632592592593">
            <text:p>6.8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float" office:value="3670016">
            <text:p>3670016</text:p>
          </table:table-cell>
          <table:table-cell table:formula="of:=[.C32]/([.B32]*[.A32])" office:value-type="float" office:value="305.834666666667">
            <text:p>306</text:p>
          </table:table-cell>
          <table:table-cell table:formula="of:=[.D32]/60" office:value-type="float" office:value="5.09724444444445">
            <text:p>5.1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  <table:table-cell office:value-type="float" office:value="3670016">
            <text:p>3670016</text:p>
          </table:table-cell>
          <table:table-cell table:formula="of:=[.C33]/([.B33]*[.A33])" office:value-type="float" office:value="244.667733333333">
            <text:p>245</text:p>
          </table:table-cell>
          <table:table-cell table:formula="of:=[.D33]/60" office:value-type="float" office:value="4.07779555555556">
            <text:p>4.08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">
            <text:p>3</text:p>
          </table:table-cell>
          <table:table-cell office:value-type="float" office:value="3670016">
            <text:p>3670016</text:p>
          </table:table-cell>
          <table:table-cell table:formula="of:=[.C34]/([.B34]*[.A34])" office:value-type="float" office:value="203.889777777778">
            <text:p>204</text:p>
          </table:table-cell>
          <table:table-cell table:formula="of:=[.D34]/60" office:value-type="float" office:value="3.39816296296296">
            <text:p>3.4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">
            <text:p>3</text:p>
          </table:table-cell>
          <table:table-cell office:value-type="float" office:value="3670016">
            <text:p>3670016</text:p>
          </table:table-cell>
          <table:table-cell table:formula="of:=[.C35]/([.B35]*[.A35])" office:value-type="float" office:value="174.762666666667">
            <text:p>175</text:p>
          </table:table-cell>
          <table:table-cell table:formula="of:=[.D35]/60" office:value-type="float" office:value="2.91271111111111">
            <text:p>2.91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3670016">
            <text:p>3670016</text:p>
          </table:table-cell>
          <table:table-cell table:formula="of:=[.C36]/([.B36]*[.A36])" office:value-type="float" office:value="152.917333333333">
            <text:p>153</text:p>
          </table:table-cell>
          <table:table-cell table:formula="of:=[.D36]/60" office:value-type="float" office:value="2.54862222222222">
            <text:p>2.55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">
            <text:p>3</text:p>
          </table:table-cell>
          <table:table-cell office:value-type="float" office:value="3670016">
            <text:p>3670016</text:p>
          </table:table-cell>
          <table:table-cell table:formula="of:=[.C37]/([.B37]*[.A37])" office:value-type="float" office:value="135.926518518519">
            <text:p>136</text:p>
          </table:table-cell>
          <table:table-cell table:formula="of:=[.D37]/60" office:value-type="float" office:value="2.26544197530864">
            <text:p>2.27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">
            <text:p>3</text:p>
          </table:table-cell>
          <table:table-cell office:value-type="float" office:value="3670016">
            <text:p>3670016</text:p>
          </table:table-cell>
          <table:table-cell table:formula="of:=[.C38]/([.B38]*[.A38])" office:value-type="float" office:value="122.333866666667">
            <text:p>122</text:p>
          </table:table-cell>
          <table:table-cell table:formula="of:=[.D38]/60" office:value-type="float" office:value="2.03889777777778">
            <text:p>2.04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>
            <text:p>Data Rate/second</text:p>
          </table:table-cell>
          <table:table-cell table:style-name="ce1" office:value-type="string">
            <text:p>Message size in KB</text:p>
          </table:table-cell>
          <table:table-cell table:style-name="ce1" office:value-type="string">
            <text:p>32bit OS max memory KB</text:p>
          </table:table-cell>
          <table:table-cell table:style-name="ce1" office:value-type="string">
            <text:p>Seconds to no memory</text:p>
          </table:table-cell>
          <table:table-cell table:style-name="ce1" office:value-type="string">
            <text:p>Minutes to no memory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3670016">
            <text:p>3670016</text:p>
          </table:table-cell>
          <table:table-cell table:formula="of:=[.C42]/([.B42]*[.A42])" office:value-type="float" office:value="917.504">
            <text:p>918</text:p>
          </table:table-cell>
          <table:table-cell table:formula="of:=[.D42]/60" office:value-type="float" office:value="15.2917333333333">
            <text:p>15.29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3670016">
            <text:p>3670016</text:p>
          </table:table-cell>
          <table:table-cell table:formula="of:=[.C43]/([.B43]*[.A43])" office:value-type="float" office:value="458.752">
            <text:p>459</text:p>
          </table:table-cell>
          <table:table-cell table:formula="of:=[.D43]/60" office:value-type="float" office:value="7.64586666666667">
            <text:p>7.6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float" office:value="3670016">
            <text:p>3670016</text:p>
          </table:table-cell>
          <table:table-cell table:formula="of:=[.C44]/([.B44]*[.A44])" office:value-type="float" office:value="305.834666666667">
            <text:p>306</text:p>
          </table:table-cell>
          <table:table-cell table:formula="of:=[.D44]/60" office:value-type="float" office:value="5.09724444444445">
            <text:p>5.1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3670016">
            <text:p>3670016</text:p>
          </table:table-cell>
          <table:table-cell table:formula="of:=[.C45]/([.B45]*[.A45])" office:value-type="float" office:value="229.376">
            <text:p>229</text:p>
          </table:table-cell>
          <table:table-cell table:formula="of:=[.D45]/60" office:value-type="float" office:value="3.82293333333333">
            <text:p>3.82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office:value-type="float" office:value="3670016">
            <text:p>3670016</text:p>
          </table:table-cell>
          <table:table-cell table:formula="of:=[.C46]/([.B46]*[.A46])" office:value-type="float" office:value="183.5008">
            <text:p>184</text:p>
          </table:table-cell>
          <table:table-cell table:formula="of:=[.D46]/60" office:value-type="float" office:value="3.05834666666667">
            <text:p>3.0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">
            <text:p>4</text:p>
          </table:table-cell>
          <table:table-cell office:value-type="float" office:value="3670016">
            <text:p>3670016</text:p>
          </table:table-cell>
          <table:table-cell table:formula="of:=[.C47]/([.B47]*[.A47])" office:value-type="float" office:value="152.917333333333">
            <text:p>153</text:p>
          </table:table-cell>
          <table:table-cell table:formula="of:=[.D47]/60" office:value-type="float" office:value="2.54862222222222">
            <text:p>2.55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">
            <text:p>4</text:p>
          </table:table-cell>
          <table:table-cell office:value-type="float" office:value="3670016">
            <text:p>3670016</text:p>
          </table:table-cell>
          <table:table-cell table:formula="of:=[.C48]/([.B48]*[.A48])" office:value-type="float" office:value="131.072">
            <text:p>131</text:p>
          </table:table-cell>
          <table:table-cell table:formula="of:=[.D48]/60" office:value-type="float" office:value="2.18453333333333">
            <text:p>2.18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">
            <text:p>4</text:p>
          </table:table-cell>
          <table:table-cell office:value-type="float" office:value="3670016">
            <text:p>3670016</text:p>
          </table:table-cell>
          <table:table-cell table:formula="of:=[.C49]/([.B49]*[.A49])" office:value-type="float" office:value="114.688">
            <text:p>115</text:p>
          </table:table-cell>
          <table:table-cell table:formula="of:=[.D49]/60" office:value-type="float" office:value="1.91146666666667">
            <text:p>1.91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">
            <text:p>4</text:p>
          </table:table-cell>
          <table:table-cell office:value-type="float" office:value="3670016">
            <text:p>3670016</text:p>
          </table:table-cell>
          <table:table-cell table:formula="of:=[.C50]/([.B50]*[.A50])" office:value-type="float" office:value="101.944888888889">
            <text:p>102</text:p>
          </table:table-cell>
          <table:table-cell table:formula="of:=[.D50]/60" office:value-type="float" office:value="1.69908148148148">
            <text:p>1.7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office:value-type="float" office:value="3670016">
            <text:p>3670016</text:p>
          </table:table-cell>
          <table:table-cell table:formula="of:=[.C51]/([.B51]*[.A51])" office:value-type="float" office:value="91.7504">
            <text:p>92</text:p>
          </table:table-cell>
          <table:table-cell table:formula="of:=[.D51]/60" office:value-type="float" office:value="1.52917333333333">
            <text:p>1.53</text:p>
          </table:table-cell>
        </table:table-row>
      </table:table>
      <table:table table:name="64bit OS" table:style-name="ta1" table:print="false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"/>
        <table:table-column table:style-name="co11" table:default-cell-style-name="ce2"/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>
            <text:p>Data Rate/second</text:p>
          </table:table-cell>
          <table:table-cell table:style-name="ce1" office:value-type="string">
            <text:p>Msg size in KB</text:p>
          </table:table-cell>
          <table:table-cell table:style-name="ce1" office:value-type="string">
            <text:p>64bit OS max memory KB</text:p>
          </table:table-cell>
          <table:table-cell table:style-name="ce1" office:value-type="string">
            <text:p>Seconds to no memory</text:p>
          </table:table-cell>
          <table:table-cell table:style-name="ce1" office:value-type="string">
            <text:p>Minutes to no memory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4294967296">
            <text:p>4294967296</text:p>
          </table:table-cell>
          <table:table-cell table:formula="of:=[.C3]/([.B3]*[.A3])" office:value-type="float" office:value="4294967.296">
            <text:p>4294967</text:p>
          </table:table-cell>
          <table:table-cell table:formula="of:=[.D3]/60" office:value-type="float" office:value="71582.7882666667">
            <text:p>71582.79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4294967296">
            <text:p>4294967296</text:p>
          </table:table-cell>
          <table:table-cell table:formula="of:=[.C4]/([.B4]*[.A4])" office:value-type="float" office:value="2147483.648">
            <text:p>2147484</text:p>
          </table:table-cell>
          <table:table-cell table:formula="of:=[.D4]/60" office:value-type="float" office:value="35791.3941333333">
            <text:p>35791.39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4294967296">
            <text:p>4294967296</text:p>
          </table:table-cell>
          <table:table-cell table:formula="of:=[.C5]/([.B5]*[.A5])" office:value-type="float" office:value="1431655.76533333">
            <text:p>1431656</text:p>
          </table:table-cell>
          <table:table-cell table:formula="of:=[.D5]/60" office:value-type="float" office:value="23860.9294222222">
            <text:p>23860.9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4294967296">
            <text:p>4294967296</text:p>
          </table:table-cell>
          <table:table-cell table:formula="of:=[.C6]/([.B6]*[.A6])" office:value-type="float" office:value="1073741.824">
            <text:p>1073742</text:p>
          </table:table-cell>
          <table:table-cell table:formula="of:=[.D6]/60" office:value-type="float" office:value="17895.6970666667">
            <text:p>17895.7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4294967296">
            <text:p>4294967296</text:p>
          </table:table-cell>
          <table:table-cell table:formula="of:=[.C7]/([.B7]*[.A7])" office:value-type="float" office:value="858993.4592">
            <text:p>858993</text:p>
          </table:table-cell>
          <table:table-cell table:formula="of:=[.D7]/60" office:value-type="float" office:value="14316.5576533333">
            <text:p>14316.5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">
            <text:p>1</text:p>
          </table:table-cell>
          <table:table-cell office:value-type="float" office:value="4294967296">
            <text:p>4294967296</text:p>
          </table:table-cell>
          <table:table-cell table:formula="of:=[.C8]/([.B8]*[.A8])" office:value-type="float" office:value="715827.882666667">
            <text:p>715828</text:p>
          </table:table-cell>
          <table:table-cell table:formula="of:=[.D8]/60" office:value-type="float" office:value="11930.4647111111">
            <text:p>11930.46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">
            <text:p>1</text:p>
          </table:table-cell>
          <table:table-cell office:value-type="float" office:value="4294967296">
            <text:p>4294967296</text:p>
          </table:table-cell>
          <table:table-cell table:formula="of:=[.C9]/([.B9]*[.A9])" office:value-type="float" office:value="613566.756571429">
            <text:p>613567</text:p>
          </table:table-cell>
          <table:table-cell table:formula="of:=[.D9]/60" office:value-type="float" office:value="10226.1126095238">
            <text:p>10226.11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office:value-type="float" office:value="4294967296">
            <text:p>4294967296</text:p>
          </table:table-cell>
          <table:table-cell table:formula="of:=[.C10]/([.B10]*[.A10])" office:value-type="float" office:value="536870.912">
            <text:p>536871</text:p>
          </table:table-cell>
          <table:table-cell table:formula="of:=[.D10]/60" office:value-type="float" office:value="8947.84853333333">
            <text:p>8947.85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float" office:value="4294967296">
            <text:p>4294967296</text:p>
          </table:table-cell>
          <table:table-cell table:formula="of:=[.C11]/([.B11]*[.A11])" office:value-type="float" office:value="477218.588444444">
            <text:p>477219</text:p>
          </table:table-cell>
          <table:table-cell table:formula="of:=[.D11]/60" office:value-type="float" office:value="7953.64314074074">
            <text:p>7953.6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4294967296">
            <text:p>4294967296</text:p>
          </table:table-cell>
          <table:table-cell table:formula="of:=[.C12]/([.B12]*[.A12])" office:value-type="float" office:value="429496.7296">
            <text:p>429497</text:p>
          </table:table-cell>
          <table:table-cell table:formula="of:=[.D12]/60" office:value-type="float" office:value="7158.27882666667">
            <text:p>7158.28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2">
          <table:table-cell table:style-name="ce1" office:value-type="string">
            <text:p>Data Rate/second</text:p>
          </table:table-cell>
          <table:table-cell table:style-name="ce1" office:value-type="string">
            <text:p>Msg size in KB</text:p>
          </table:table-cell>
          <table:table-cell table:style-name="ce1" office:value-type="string">
            <text:p>64bit OS max memory KB</text:p>
          </table:table-cell>
          <table:table-cell table:style-name="ce1" office:value-type="string">
            <text:p>Seconds to no memory</text:p>
          </table:table-cell>
          <table:table-cell table:style-name="ce1" office:value-type="string">
            <text:p>Minutes to no memory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4294967296">
            <text:p>4294967296</text:p>
          </table:table-cell>
          <table:table-cell table:formula="of:=[.C16]/([.B16]*[.A16])" office:value-type="float" office:value="2147483.648">
            <text:p>2147484</text:p>
          </table:table-cell>
          <table:table-cell table:formula="of:=[.D16]/60" office:value-type="float" office:value="35791.3941333333">
            <text:p>35791.39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4294967296">
            <text:p>4294967296</text:p>
          </table:table-cell>
          <table:table-cell table:formula="of:=[.C17]/([.B17]*[.A17])" office:value-type="float" office:value="1073741.824">
            <text:p>1073742</text:p>
          </table:table-cell>
          <table:table-cell table:formula="of:=[.D17]/60" office:value-type="float" office:value="17895.6970666667">
            <text:p>17895.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office:value-type="float" office:value="4294967296">
            <text:p>4294967296</text:p>
          </table:table-cell>
          <table:table-cell table:formula="of:=[.C18]/([.B18]*[.A18])" office:value-type="float" office:value="715827.882666667">
            <text:p>715828</text:p>
          </table:table-cell>
          <table:table-cell table:formula="of:=[.D18]/60" office:value-type="float" office:value="11930.4647111111">
            <text:p>11930.46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office:value-type="float" office:value="4294967296">
            <text:p>4294967296</text:p>
          </table:table-cell>
          <table:table-cell table:formula="of:=[.C19]/([.B19]*[.A19])" office:value-type="float" office:value="536870.912">
            <text:p>536871</text:p>
          </table:table-cell>
          <table:table-cell table:formula="of:=[.D19]/60" office:value-type="float" office:value="8947.84853333333">
            <text:p>8947.85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office:value-type="float" office:value="4294967296">
            <text:p>4294967296</text:p>
          </table:table-cell>
          <table:table-cell table:formula="of:=[.C20]/([.B20]*[.A20])" office:value-type="float" office:value="429496.7296">
            <text:p>429497</text:p>
          </table:table-cell>
          <table:table-cell table:formula="of:=[.D20]/60" office:value-type="float" office:value="7158.27882666667">
            <text:p>7158.28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">
            <text:p>2</text:p>
          </table:table-cell>
          <table:table-cell office:value-type="float" office:value="4294967296">
            <text:p>4294967296</text:p>
          </table:table-cell>
          <table:table-cell table:formula="of:=[.C21]/([.B21]*[.A21])" office:value-type="float" office:value="357913.941333333">
            <text:p>357914</text:p>
          </table:table-cell>
          <table:table-cell table:formula="of:=[.D21]/60" office:value-type="float" office:value="5965.23235555556">
            <text:p>5965.23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">
            <text:p>2</text:p>
          </table:table-cell>
          <table:table-cell office:value-type="float" office:value="4294967296">
            <text:p>4294967296</text:p>
          </table:table-cell>
          <table:table-cell table:formula="of:=[.C22]/([.B22]*[.A22])" office:value-type="float" office:value="306783.378285714">
            <text:p>306783</text:p>
          </table:table-cell>
          <table:table-cell table:formula="of:=[.D22]/60" office:value-type="float" office:value="5113.05630476191">
            <text:p>5113.06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">
            <text:p>2</text:p>
          </table:table-cell>
          <table:table-cell office:value-type="float" office:value="4294967296">
            <text:p>4294967296</text:p>
          </table:table-cell>
          <table:table-cell table:formula="of:=[.C23]/([.B23]*[.A23])" office:value-type="float" office:value="268435.456">
            <text:p>268435</text:p>
          </table:table-cell>
          <table:table-cell table:formula="of:=[.D23]/60" office:value-type="float" office:value="4473.92426666667">
            <text:p>4473.92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">
            <text:p>2</text:p>
          </table:table-cell>
          <table:table-cell office:value-type="float" office:value="4294967296">
            <text:p>4294967296</text:p>
          </table:table-cell>
          <table:table-cell table:formula="of:=[.C24]/([.B24]*[.A24])" office:value-type="float" office:value="238609.294222222">
            <text:p>238609</text:p>
          </table:table-cell>
          <table:table-cell table:formula="of:=[.D24]/60" office:value-type="float" office:value="3976.82157037037">
            <text:p>3976.82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office:value-type="float" office:value="4294967296">
            <text:p>4294967296</text:p>
          </table:table-cell>
          <table:table-cell table:formula="of:=[.C25]/([.B25]*[.A25])" office:value-type="float" office:value="214748.3648">
            <text:p>214748</text:p>
          </table:table-cell>
          <table:table-cell table:formula="of:=[.D25]/60" office:value-type="float" office:value="3579.13941333333">
            <text:p>3579.14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2">
          <table:table-cell table:style-name="ce1" office:value-type="string">
            <text:p>Data Rate/second</text:p>
          </table:table-cell>
          <table:table-cell table:style-name="ce1" office:value-type="string">
            <text:p>Msg size in KB</text:p>
          </table:table-cell>
          <table:table-cell table:style-name="ce1" office:value-type="string">
            <text:p>64bit OS max memory KB</text:p>
          </table:table-cell>
          <table:table-cell table:style-name="ce1" office:value-type="string">
            <text:p>Seconds to no memory</text:p>
          </table:table-cell>
          <table:table-cell table:style-name="ce1" office:value-type="string">
            <text:p>Minutes to no memory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float" office:value="4294967296">
            <text:p>4294967296</text:p>
          </table:table-cell>
          <table:table-cell table:formula="of:=[.C29]/([.B29]*[.A29])" office:value-type="float" office:value="1431655.76533333">
            <text:p>1431656</text:p>
          </table:table-cell>
          <table:table-cell table:formula="of:=[.D29]/60" office:value-type="float" office:value="23860.9294222222">
            <text:p>23860.9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4294967296">
            <text:p>4294967296</text:p>
          </table:table-cell>
          <table:table-cell table:formula="of:=[.C30]/([.B30]*[.A30])" office:value-type="float" office:value="715827.882666667">
            <text:p>715828</text:p>
          </table:table-cell>
          <table:table-cell table:formula="of:=[.D30]/60" office:value-type="float" office:value="11930.4647111111">
            <text:p>11930.46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float" office:value="4294967296">
            <text:p>4294967296</text:p>
          </table:table-cell>
          <table:table-cell table:formula="of:=[.C31]/([.B31]*[.A31])" office:value-type="float" office:value="477218.588444444">
            <text:p>477219</text:p>
          </table:table-cell>
          <table:table-cell table:formula="of:=[.D31]/60" office:value-type="float" office:value="7953.64314074074">
            <text:p>7953.64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float" office:value="4294967296">
            <text:p>4294967296</text:p>
          </table:table-cell>
          <table:table-cell table:formula="of:=[.C32]/([.B32]*[.A32])" office:value-type="float" office:value="357913.941333333">
            <text:p>357914</text:p>
          </table:table-cell>
          <table:table-cell table:formula="of:=[.D32]/60" office:value-type="float" office:value="5965.23235555556">
            <text:p>5965.2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  <table:table-cell office:value-type="float" office:value="4294967296">
            <text:p>4294967296</text:p>
          </table:table-cell>
          <table:table-cell table:formula="of:=[.C33]/([.B33]*[.A33])" office:value-type="float" office:value="286331.153066667">
            <text:p>286331</text:p>
          </table:table-cell>
          <table:table-cell table:formula="of:=[.D33]/60" office:value-type="float" office:value="4772.18588444445">
            <text:p>4772.19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">
            <text:p>3</text:p>
          </table:table-cell>
          <table:table-cell office:value-type="float" office:value="4294967296">
            <text:p>4294967296</text:p>
          </table:table-cell>
          <table:table-cell table:formula="of:=[.C34]/([.B34]*[.A34])" office:value-type="float" office:value="238609.294222222">
            <text:p>238609</text:p>
          </table:table-cell>
          <table:table-cell table:formula="of:=[.D34]/60" office:value-type="float" office:value="3976.82157037037">
            <text:p>3976.82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">
            <text:p>3</text:p>
          </table:table-cell>
          <table:table-cell office:value-type="float" office:value="4294967296">
            <text:p>4294967296</text:p>
          </table:table-cell>
          <table:table-cell table:formula="of:=[.C35]/([.B35]*[.A35])" office:value-type="float" office:value="204522.252190476">
            <text:p>204522</text:p>
          </table:table-cell>
          <table:table-cell table:formula="of:=[.D35]/60" office:value-type="float" office:value="3408.7042031746">
            <text:p>3408.7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4294967296">
            <text:p>4294967296</text:p>
          </table:table-cell>
          <table:table-cell table:formula="of:=[.C36]/([.B36]*[.A36])" office:value-type="float" office:value="178956.970666667">
            <text:p>178957</text:p>
          </table:table-cell>
          <table:table-cell table:formula="of:=[.D36]/60" office:value-type="float" office:value="2982.61617777778">
            <text:p>2982.62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">
            <text:p>3</text:p>
          </table:table-cell>
          <table:table-cell office:value-type="float" office:value="4294967296">
            <text:p>4294967296</text:p>
          </table:table-cell>
          <table:table-cell table:formula="of:=[.C37]/([.B37]*[.A37])" office:value-type="float" office:value="159072.862814815">
            <text:p>159073</text:p>
          </table:table-cell>
          <table:table-cell table:formula="of:=[.D37]/60" office:value-type="float" office:value="2651.21438024691">
            <text:p>2651.21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">
            <text:p>3</text:p>
          </table:table-cell>
          <table:table-cell office:value-type="float" office:value="4294967296">
            <text:p>4294967296</text:p>
          </table:table-cell>
          <table:table-cell table:formula="of:=[.C38]/([.B38]*[.A38])" office:value-type="float" office:value="143165.576533333">
            <text:p>143166</text:p>
          </table:table-cell>
          <table:table-cell table:formula="of:=[.D38]/60" office:value-type="float" office:value="2386.09294222222">
            <text:p>2386.09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2">
          <table:table-cell table:style-name="ce1" office:value-type="string">
            <text:p>Data Rate/second</text:p>
          </table:table-cell>
          <table:table-cell table:style-name="ce1" office:value-type="string">
            <text:p>Msg size in KB</text:p>
          </table:table-cell>
          <table:table-cell table:style-name="ce1" office:value-type="string">
            <text:p>64bit OS max memory KB</text:p>
          </table:table-cell>
          <table:table-cell table:style-name="ce1" office:value-type="string">
            <text:p>Seconds to no memory</text:p>
          </table:table-cell>
          <table:table-cell table:style-name="ce1" office:value-type="string">
            <text:p>Minutes to no memory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4294967296">
            <text:p>4294967296</text:p>
          </table:table-cell>
          <table:table-cell table:formula="of:=[.C42]/([.B42]*[.A42])" office:value-type="float" office:value="1073741.824">
            <text:p>1073742</text:p>
          </table:table-cell>
          <table:table-cell table:formula="of:=[.D42]/60" office:value-type="float" office:value="17895.6970666667">
            <text:p>17895.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4294967296">
            <text:p>4294967296</text:p>
          </table:table-cell>
          <table:table-cell table:formula="of:=[.C43]/([.B43]*[.A43])" office:value-type="float" office:value="536870.912">
            <text:p>536871</text:p>
          </table:table-cell>
          <table:table-cell table:formula="of:=[.D43]/60" office:value-type="float" office:value="8947.84853333333">
            <text:p>8947.8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float" office:value="4294967296">
            <text:p>4294967296</text:p>
          </table:table-cell>
          <table:table-cell table:formula="of:=[.C44]/([.B44]*[.A44])" office:value-type="float" office:value="357913.941333333">
            <text:p>357914</text:p>
          </table:table-cell>
          <table:table-cell table:formula="of:=[.D44]/60" office:value-type="float" office:value="5965.23235555556">
            <text:p>5965.2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4294967296">
            <text:p>4294967296</text:p>
          </table:table-cell>
          <table:table-cell table:formula="of:=[.C45]/([.B45]*[.A45])" office:value-type="float" office:value="268435.456">
            <text:p>268435</text:p>
          </table:table-cell>
          <table:table-cell table:formula="of:=[.D45]/60" office:value-type="float" office:value="4473.92426666667">
            <text:p>4473.92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office:value-type="float" office:value="4294967296">
            <text:p>4294967296</text:p>
          </table:table-cell>
          <table:table-cell table:formula="of:=[.C46]/([.B46]*[.A46])" office:value-type="float" office:value="214748.3648">
            <text:p>214748</text:p>
          </table:table-cell>
          <table:table-cell table:formula="of:=[.D46]/60" office:value-type="float" office:value="3579.13941333333">
            <text:p>3579.14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">
            <text:p>4</text:p>
          </table:table-cell>
          <table:table-cell office:value-type="float" office:value="4294967296">
            <text:p>4294967296</text:p>
          </table:table-cell>
          <table:table-cell table:formula="of:=[.C47]/([.B47]*[.A47])" office:value-type="float" office:value="178956.970666667">
            <text:p>178957</text:p>
          </table:table-cell>
          <table:table-cell table:formula="of:=[.D47]/60" office:value-type="float" office:value="2982.61617777778">
            <text:p>2982.62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">
            <text:p>4</text:p>
          </table:table-cell>
          <table:table-cell office:value-type="float" office:value="4294967296">
            <text:p>4294967296</text:p>
          </table:table-cell>
          <table:table-cell table:formula="of:=[.C48]/([.B48]*[.A48])" office:value-type="float" office:value="153391.689142857">
            <text:p>153392</text:p>
          </table:table-cell>
          <table:table-cell table:formula="of:=[.D48]/60" office:value-type="float" office:value="2556.52815238095">
            <text:p>2556.53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">
            <text:p>4</text:p>
          </table:table-cell>
          <table:table-cell office:value-type="float" office:value="4294967296">
            <text:p>4294967296</text:p>
          </table:table-cell>
          <table:table-cell table:formula="of:=[.C49]/([.B49]*[.A49])" office:value-type="float" office:value="134217.728">
            <text:p>134218</text:p>
          </table:table-cell>
          <table:table-cell table:formula="of:=[.D49]/60" office:value-type="float" office:value="2236.96213333333">
            <text:p>2236.9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">
            <text:p>4</text:p>
          </table:table-cell>
          <table:table-cell office:value-type="float" office:value="4294967296">
            <text:p>4294967296</text:p>
          </table:table-cell>
          <table:table-cell table:formula="of:=[.C50]/([.B50]*[.A50])" office:value-type="float" office:value="119304.647111111">
            <text:p>119305</text:p>
          </table:table-cell>
          <table:table-cell table:formula="of:=[.D50]/60" office:value-type="float" office:value="1988.41078518519">
            <text:p>1988.41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office:value-type="float" office:value="4294967296">
            <text:p>4294967296</text:p>
          </table:table-cell>
          <table:table-cell table:formula="of:=[.C51]/([.B51]*[.A51])" office:value-type="float" office:value="107374.1824">
            <text:p>107374</text:p>
          </table:table-cell>
          <table:table-cell table:formula="of:=[.D51]/60" office:value-type="float" office:value="1789.56970666667">
            <text:p>1789.57</text:p>
          </table:table-cell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3/08/2010</text:date>, <text:time>10:0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Lin</meta:initial-creator>
    <meta:creation-date>2010-03-08T08:58:16.14</meta:creation-date>
    <dc:date>2010-03-08T10:00:09.03</dc:date>
    <dc:creator>Peter Lin</dc:creator>
    <meta:editing-duration>PT01H01M47S</meta:editing-duration>
    <meta:editing-cycles>16</meta:editing-cycles>
    <meta:generator>OpenOffice.org/3.1$Win32 OpenOffice.org_project/310m19$Build-9420</meta:generator>
    <meta:document-statistic meta:table-count="3" meta:cell-count="440" meta:object-count="0"/>
  </office:meta>
</office:document-meta>
</file>